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45cm" fo:min-width="3.49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6cm" fo:min-width="1.80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5.55cm" fo:min-width="5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4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6cm" fo:min-width="4.60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cm" fo:min-width="2.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78cm" fo:min-width="3.198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95cm" fo:min-width="5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55cm" fo:min-width="3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cm" fo:min-width="2.96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88cm" fo:min-width="3.198cm" fo:padding-top="0.175cm" fo:padding-bottom="0.175cm" fo:padding-left="0.3cm" fo:padding-right="0.3cm" fo:wrap-option="no-wrap"/>
    </style:style>
    <style:style style:name="gr1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96cm" svg:height="3.8cm" svg:x="3.504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8cm" svg:height="1.431cm" svg:x="4.156cm" svg:y="11.2cm">
          <draw:text-box>
            <text:p text:style-name="P2">void</text:p>
          </draw:text-box>
        </draw:frame>
        <draw:custom-shape draw:style-name="gr3" draw:text-style-name="P1" draw:layer="layout" svg:width="2.596cm" svg:height="2cm" svg:x="4.304cm" svg:y="13cm">
          <text:p text:style-name="P1">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2cm" svg:height="5.9cm" svg:x="10.7cm" svg:y="3.2cm">
          <text:p text:style-name="P1">string_appe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3.8cm" svg:x="1.3cm" svg:y="1.8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48cm" svg:height="1.431cm" svg:x="1.952cm" svg:y="1cm">
          <draw:text-box>
            <text:p text:style-name="P2">string</text:p>
          </draw:text-box>
        </draw:frame>
        <draw:custom-shape draw:style-name="gr6" draw:text-style-name="P1" draw:layer="layout" svg:width="5.4cm" svg:height="2cm" svg:x="2.1cm" svg:y="2.8cm">
          <text:p text:style-name="P1">"Yokohama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cm" svg:height="3.8cm" svg:x="1.3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48cm" svg:height="1.431cm" svg:x="1.952cm" svg:y="5.8cm">
          <draw:text-box>
            <text:p text:style-name="P2">string</text:p>
          </draw:text-box>
        </draw:frame>
        <draw:custom-shape draw:style-name="gr6" draw:text-style-name="P1" draw:layer="layout" svg:width="5.4cm" svg:height="2cm" svg:x="2.1cm" svg:y="7.6cm">
          <text:p text:style-name="P1">"Station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2.9cm" svg:x="7.4cm" svg:y="4.7cm">
          <text:p text:style-name="P1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2" draw:id="id2" draw:layer="layout" svg:width="7cm" svg:height="3.8cm" svg:x="19.5cm" svg:y="9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67cm" svg:height="1.431cm" svg:x="20.152cm" svg:y="8.3cm">
          <draw:text-box>
            <text:p text:style-name="P2">strptr</text:p>
          </draw:text-box>
        </draw:frame>
        <draw:custom-shape draw:style-name="gr6" draw:text-style-name="P1" draw:layer="layout" svg:width="5.4cm" svg:height="2cm" svg:x="20.3cm" svg:y="10.1cm">
          <text:p text:style-name="P1">"Station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2.9cm" draw:transform="rotate (-0.459719724975306) translate (16.815cm 6.226cm)">
          <text:p text:style-name="P1">retur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xml:id="id1" draw:id="id1" draw:layer="layout" svg:width="4.1cm" svg:height="2.3cm" svg:x="17.6cm" svg:y="2.1cm">
          <text:p text:style-name="P1">Produce</text:p>
          <draw:enhanced-geometry svg:viewBox="0 0 21600 21600" draw:text-areas="800 800 20800 20800" draw:type="round-rectangular-callout" draw:modifiers="-5398.6832479883 17601.0430247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6.2cm" svg:height="4.3cm" svg:x="10.7cm" svg:y="11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2.9cm" svg:x="7.4cm" svg:y="12.1cm">
          <text:p text:style-name="P1">return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.071cm" svg:height="2.9cm" draw:transform="rotate (-0.459719724975307) translate (16.786cm 11.3cm)">
          <text:p text:style-name="P1">call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xml:id="id3" draw:id="id3" draw:layer="layout" svg:width="4.1cm" svg:height="2.2cm" svg:x="13.6cm" svg:y="9.9cm">
          <text:p text:style-name="P1">Consume</text:p>
          <draw:enhanced-geometry svg:viewBox="0 0 21600 21600" draw:text-areas="800 800 20800 20800" draw:type="round-rectangular-callout" draw:modifiers="-4413.75274323336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1" draw:layer="layout" draw:type="curve" svg:x1="21.7cm" svg:y1="3.25cm" svg:x2="23cm" svg:y2="9.1cm" draw:start-shape="id1" draw:start-glue-point="1" draw:end-shape="id2" draw:end-glue-point="0" svg:d="M21700 3250c867 0 1300 1950 1300 5850" svg:viewBox="0 0 1301 5851">
          <text:p/>
        </draw:connector>
        <draw:connector draw:style-name="gr13" draw:text-style-name="P1" draw:layer="layout" draw:type="curve" svg:x1="17.7cm" svg:y1="11cm" svg:x2="19.5cm" svg:y2="11cm" draw:start-shape="id3" draw:start-glue-point="1" draw:end-shape="id2" draw:end-glue-point="3" svg:d="M17700 11000h1800" svg:viewBox="0 0 1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5:54:43.110397334</meta:creation-date>
    <dc:date>2015-03-04T16:09:33.835039290</dc:date>
    <meta:editing-duration>PT14M30S</meta:editing-duration>
    <meta:editing-cycles>24</meta:editing-cycles>
    <meta:generator>LibreOffice/4.3.3.2$Linux_X86_64 LibreOffice_project/430m0$Build-2</meta:generator>
    <meta:document-statistic meta:object-count="22"/>
  </office:meta>
</office:document-meta>
</file>